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textarea-horizontal-align="left" draw:textarea-vertical-align="top" draw:fit-to-size="false" draw:fit-to-contour="tru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xml:id="id4" draw:id="id4" draw:layer="layout" svg:width="3.3cm" svg:height="1.9cm" svg:x="4.1cm" svg:y="3.6cm">
          <text:p>Symbol</text:p>
        </draw:rect>
        <draw:rect draw:style-name="gr1" xml:id="id1" draw:id="id1" draw:layer="layout" svg:width="3.3cm" svg:height="1.9cm" svg:x="15cm" svg:y="3.6cm">
          <text:p>Default</text:p>
          <text:p>type</text:p>
        </draw:rect>
        <draw:connector draw:style-name="gr2" draw:text-style-name="P1" draw:layer="layout" svg:x1="15cm" svg:y1="4.55cm" svg:x2="12.8cm" svg:y2="4.55cm" draw:start-shape="id1" draw:end-shape="id2" draw:end-glue-point="1" svg:d="M15000 4550h-2200">
          <text:p/>
        </draw:connector>
        <draw:rect draw:style-name="gr1" xml:id="id3" draw:id="id3" draw:layer="layout" svg:width="3.3cm" svg:height="1.9cm" svg:x="1.6cm" svg:y="9.9cm">
          <text:p>Alias</text:p>
        </draw:rect>
        <draw:connector draw:style-name="gr2" draw:text-style-name="P1" draw:layer="layout" svg:x1="4.9cm" svg:y1="10.85cm" svg:x2="5.75cm" svg:y2="5.5cm" draw:start-shape="id3" draw:start-glue-point="1" draw:end-shape="id4" draw:end-glue-point="2" svg:d="M4900 10850h850v-5350">
          <text:p/>
        </draw:connector>
        <draw:rect draw:style-name="gr1" xml:id="id5" draw:id="id5" draw:layer="layout" svg:width="3.3cm" svg:height="1.9cm" svg:x="9.5cm" svg:y="9.1cm">
          <text:p>Tuple</text:p>
        </draw:rect>
        <draw:connector draw:style-name="gr2" draw:text-style-name="P1" draw:layer="layout" svg:x1="11.15cm" svg:y1="9.1cm" svg:x2="11.15cm" svg:y2="5.5cm" draw:start-shape="id5" draw:end-shape="id2" draw:end-glue-point="2" svg:d="M11150 9100v-3600">
          <text:p/>
        </draw:connector>
        <draw:rect draw:style-name="gr1" xml:id="id6" draw:id="id6" draw:layer="layout" svg:width="3.3cm" svg:height="1.9cm" svg:x="1.6cm" svg:y="12.5cm">
          <text:p>Function</text:p>
        </draw:rect>
        <draw:connector draw:style-name="gr2" draw:text-style-name="P1" draw:layer="layout" svg:x1="4.9cm" svg:y1="13.45cm" svg:x2="5.75cm" svg:y2="5.5cm" draw:start-shape="id6" draw:start-glue-point="1" draw:end-shape="id4" draw:end-glue-point="2" svg:d="M4900 13450h850v-7950">
          <text:p/>
        </draw:connector>
        <draw:rect draw:style-name="gr1" xml:id="id7" draw:id="id7" draw:layer="layout" svg:width="3.3cm" svg:height="1.9cm" svg:x="15cm" svg:y="9cm">
          <text:p>Actor</text:p>
        </draw:rect>
        <draw:connector draw:style-name="gr2" draw:text-style-name="P1" draw:layer="layout" svg:x1="15cm" svg:y1="9.95cm" svg:x2="12.8cm" svg:y2="4.55cm" draw:start-shape="id7" draw:end-shape="id2" svg:d="M15000 9950h-1100v-5400h-1100">
          <text:p/>
        </draw:connector>
        <draw:rect draw:style-name="gr3" draw:text-style-name="P2" draw:layer="layout" svg:width="17.5cm" svg:height="7.9cm" svg:x="2.1cm" svg:y="20cm">
          <text:list text:style-name="L1">
            <text:list-header>
              <text:p text:style-name="P2"/>
            </text:list-header>
            <text:list-item>
              <text:p text:style-name="P2">May the symbols be AST nodes?</text:p>
              <text:list>
                <text:list-item>
                  <text:p text:style-name="P2">We may have problems if nodes are replaced.</text:p>
                </text:list-item>
                <text:list-item>
                  <text:p text:style-name="P2">The main advantage is that is a quick solution to have a quick implementation to try things out.</text:p>
                </text:list-item>
                <text:list-item>
                  <text:p text:style-name="P2">A problem which arises with this 'AST node' solution is that it creates some nasty circular references. This means memory leaks in our reference counted objects.</text:p>
                </text:list-item>
              </text:list>
            </text:list-item>
            <text:list-item>
              <text:p text:style-name="P2">The other alternative is create a class hierarchy for symbols and types.</text:p>
              <text:list>
                <text:list-header>
                  <text:p text:style-name="P2"/>
                </text:list-header>
              </text:list>
            </text:list-item>
          </text:list>
        </draw:rect>
        <draw:rect draw:style-name="gr1" xml:id="id8" draw:id="id8" draw:layer="layout" svg:width="3.3cm" svg:height="1.9cm" svg:x="1.6cm" svg:y="7.1cm">
          <text:p>Variable</text:p>
        </draw:rect>
        <draw:connector draw:style-name="gr2" draw:text-style-name="P1" draw:layer="layout" svg:x1="4.9cm" svg:y1="8.05cm" svg:x2="5.75cm" svg:y2="5.5cm" draw:start-shape="id8" draw:start-glue-point="1" draw:end-shape="id4" draw:end-glue-point="2" svg:d="M4900 8050h850v-2550">
          <text:p/>
        </draw:connector>
        <draw:rect draw:style-name="gr1" xml:id="id2" draw:id="id2" draw:layer="layout" svg:width="3.3cm" svg:height="1.9cm" svg:x="9.5cm" svg:y="3.6cm">
          <text:p>Type</text:p>
        </draw:rect>
        <draw:connector draw:style-name="gr2" draw:text-style-name="P1" draw:layer="layout" svg:x1="9.5cm" svg:y1="4.55cm" svg:x2="7.4cm" svg:y2="4.55cm" draw:start-shape="id2" draw:end-shape="id4" draw:end-glue-point="1" svg:d="M9500 4550h-2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lermo Hernán</meta:initial-creator>
    <meta:creation-date>2018-02-06T13:30:39.60</meta:creation-date>
    <dc:date>2018-02-06T14:36:04.71</dc:date>
    <dc:creator>Guillermo Hernán</dc:creator>
    <meta:editing-duration>PT50M14S</meta:editing-duration>
    <meta:editing-cycles>2</meta:editing-cycles>
    <meta:generator>OpenOffice/4.1.1$Win32 OpenOffice.org_project/411m6$Build-9775</meta:generator>
    <meta:document-statistic meta:object-count="16"/>
  </office:meta>
</office:document-meta>
</file>